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Black" svg:font-family="'Noto Sans CJK SC Black'"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cc3300" draw:marker-start="" draw:marker-start-width="0.728cm" draw:marker-start-center="false" draw:marker-end="" draw:marker-end-width="0.728cm" draw:marker-end-center="false" svg:stroke-opacity="100%" draw:stroke-linejoin="round" svg:stroke-linecap="butt" draw:fill="solid"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offset-x="0.2cm" draw:shadow-offset-y="0.2cm" draw:shadow-color="#808080" draw:shadow-opacity="20%"/>
    </style:style>
    <style:style style:name="gr2" style:family="graphic" style:parent-style-name="standard">
      <style:graphic-properties draw:stroke="none" svg:stroke-width="0cm" svg:stroke-color="#cc3300" draw:marker-start-width="0.728cm" draw:marker-end-width="0.728cm" draw:fill-color="#801900" draw:shadow="visible" draw:shadow-opacity="20%" dr3d:depth="0.943cm" dr3d:close-front="true" dr3d:close-back="true" dr3d:texture-generation-mode-x="parallel" dr3d:texture-generation-mode-y="parallel"/>
    </style:style>
    <style:style style:name="gr3" style:family="graphic" style:parent-style-name="standard">
      <style:graphic-properties draw:stroke="none" svg:stroke-width="0cm" svg:stroke-color="#cc3300" draw:marker-start-width="0.728cm" draw:marker-end-width="0.728cm" draw:fill="solid" draw:fill-color="#cc3300" draw:opacity="100%" draw:shadow="visible" draw:shadow-opacity="20%" dr3d:depth="1.022cm" dr3d:close-front="true" dr3d:close-back="true" dr3d:texture-generation-mode-x="parallel" dr3d:texture-generation-mode-y="parallel"/>
    </style:style>
    <style:style style:name="gr4" style:family="graphic" style:parent-style-name="standard">
      <style:graphic-properties draw:stroke="none" svg:stroke-width="0.353cm" svg:stroke-color="#cc3300" draw:marker-start-width="0.728cm" draw:marker-end-width="0.728cm" draw:fill="solid" draw:fill-color="#808080" draw:shadow="hidden" draw:shadow-opacity="20%" dr3d:depth="1.022cm" dr3d:close-front="true" dr3d:close-back="true" dr3d:texture-generation-mode-x="parallel" dr3d:texture-generation-mode-y="parallel"/>
    </style:style>
    <style:style style:name="gr5" style:family="graphic" style:parent-style-name="standard">
      <style:graphic-properties draw:stroke="none" svg:stroke-width="0.353cm" svg:stroke-color="#cc3300" draw:marker-start-width="0.728cm" draw:marker-end-width="0.728cm" draw:fill="solid" draw:fill-color="#ffff00" draw:shadow="hidden" draw:shadow-opacity="20%" dr3d:depth="1.1cm" dr3d:close-front="true" dr3d:close-back="true" dr3d:texture-generation-mode-x="parallel" dr3d:texture-generation-mode-y="parallel"/>
    </style:style>
  </office:automatic-styles>
  <office:body>
    <office:drawing>
      <draw:page draw:name="page1" draw:style-name="dp1" draw:master-page-name="Standard">
        <dr3d:scene draw:style-name="gr1" svg:width="6.83cm" svg:height="6.582cm" svg:x="8.305cm" svg:y="14.218cm" dr3d:transform="matrix (0.931796147660821 -0.236537045213726 0.275329194685221 0.361321071019348 0.676906175066113 -0.641283957225498 -0.0346846196733215 0.697028160405966 0.716204384766801 -1.80406870062253cm 9.96076544592283cm -8.26492935343692cm)" dr3d:vrp="(0 0 15388.5714285714)" dr3d:vpn="(0 0 14288.5714285714)" dr3d:projection="perspective" dr3d:distance="1.1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svg:viewBox="3700 -14201 5001 5001" svg:d="M6200-9200l261.590576171875-12.508544921875 252.665283203125-36.794189453125 242.642822265625-59.982666015625 231.523193359375-82.073974609375 219.306396484375-103.068115234375 205.992431640625-122.965087890625 191.581298828125-141.764892578125 176.072998046875-159.467529296875 159.467529296875-176.072998046875 141.764892578125-191.581298828125 122.965087890625-205.992431640625 103.068115234375-219.306396484375 82.073974609375-231.523193359375 59.982666015625-242.642822265625 36.794189453125-252.665283203125 12.508544921875-261.590576171875-12.508544921875-261.590576171875-36.794189453125-252.665283203125-59.982666015625-242.642822265625-82.073974609375-231.523193359375-103.068115234375-219.306396484375-122.965087890625-205.992431640625-141.764892578125-191.581298828125-159.467529296875-176.072998046875-176.072998046875-159.467529296875-191.581298828125-141.764892578125-205.992431640625-122.965087890625-219.306396484375-103.068115234375-231.523193359375-82.073974609375-242.642822265625-59.982666015625-252.665283203125-36.794189453125-261.590576171875-12.508544921875-261.590576171875 12.508544921875-252.665283203125 36.794189453125-242.642822265625 59.982666015625-231.523193359375 82.073974609375-219.306396484375 103.068115234375-205.992431640625 122.965087890625-191.581298828125 141.764892578125-176.072998046875 159.467529296875-159.467529296875 176.072998046875-141.764892578125 191.581298828125-122.965087890625 205.992431640625-103.068115234375 219.306396484375-82.073974609375 231.523193359375-59.982666015625 242.642822265625-36.794189453125 252.665283203125-12.508544921875 261.590576171875 12.508544921875 261.590576171875 36.794189453125 252.665283203125 59.982666015625 242.642822265625 82.073974609375 231.523193359375 103.068115234375 219.306396484375 122.965087890625 205.992431640625 141.764892578125 191.581298828125 159.467529296875 176.072998046875 176.072998046875 159.467529296875 191.581298828125 141.764892578125 205.992431640625 122.965087890625 219.306396484375 103.068115234375 231.523193359375 82.073974609375 242.642822265625 59.982666015625 252.665283203125 36.794189453125zM3700-9200zM8701-14201z"/>
          <dr3d:extrude draw:style-name="gr3" draw:layer="layout" svg:viewBox="3523.5 -14576.5 5553 5553" svg:d="M8112.19565274214-9800.14206107578l89.1875606102385-98.4747255718576 98.4747255718485-89.1875606102312 3.26745988441326-3.02614596511376 3.06227297074292-2.98183499764309 2.98183499764309-3.06227297074292 3.02614596511376-3.26745988441144 159.467529296875-176.072998046875 2.95272026054045-3.33399072581051 2.75290962251165-3.26963703144065 2.66492170712263-3.34174056473421 2.68875651436792-3.55030132569664 141.764892578125-191.581298828123 2.60882090351697-3.6088345686112 2.41637179544705-3.52506964310487 2.32171602358903-3.58811975111894 2.32485358794656-3.79798489265704 122.965087890625-205.992431640627 1.30176061077509-2.21726042105001 1.86596690149781-3.30386293747506 1.72285199986436-3.20828637794693 1.64965540200865-3.24653007855704 1.64637710793068-3.41859403930903 103.068115234375-219.306396484375 1.84507712904997-4.04184956451718 1.67343389343296-3.92209341163289 1.5687128976715-3.96514029637365 1.53091414177106-4.1709902187431 82.073974609375-231.523193359375 1.43320631378992-4.18951527182981 1.27507864584368-4.05379637100668 1.16737199519775-4.08611468212621 1.11008636185579-4.28647020519202 59.982666015625-242.642822265625 1.00921529463449-4.28412664905773 0.866641576056281-4.13432150701919 0.757604608501424-4.15568492572675 0.682104391973553-4.34821690518584 36.794189453125-252.665283203125 0.581309066335962-4.32138640076118 0.456165585446797-4.15981271546843 0.347623299421684-4.17028619051598 0.255682208260623-4.35280682590746 12.508544921875-261.590576171875 0.201437411502411-8.43011442564784-0.201437411502411-8.43011442564784-12.508544921875-261.590576171875-0.255682208260623-4.35280682590746-0.347623299421684-4.17028619051598-0.456165585446797-4.15981271546843-0.581309066335962-4.32138640076118-36.794189453125-252.665283203125-0.682104391973553-4.34821690518584-0.757604608501424-4.15568492572675-0.866641576056281-4.13432150701919-1.00921529463449-4.28412664905773-59.982666015625-242.642822265625-1.11008636185579-4.28647020519202-1.16737199519775-4.08611468212621-1.27507864584368-4.05379637100668-1.43320631378992-4.18951527182981-82.073974609375-231.523193359375-1.53091414177106-4.1709902187431-1.5687128976715-3.96514029637365-1.67343389343296-3.92209341163289-1.84507712904997-4.04184956451718-103.068115234375-219.306396484375-1.64637710793068-3.41859403930903-1.64965540200865-3.24653007855704-1.72285199986436-3.20828637794693-1.86596690149781-3.30386293747506-1.30176061077509-2.21726042105183-122.965087890625-205.992431640625-2.32485358794656-3.79798489265704-2.32171602358903-3.58811975111712-2.41637179544705-3.52506964310487-2.60882090351697-3.6088345686112-141.764892578125-191.581298828125-2.68875651436792-3.55030132569664-2.66492170712263-3.34174056473421-2.75290962251165-3.26963703144065-2.95272026054045-3.33399072581051-159.467529296875-176.072998046875-3.02614596511376-3.26745988441144-2.98183499764309-3.06227297074292-3.06227297074292-2.98183499764309-3.26745988441326-3.02614596511376-176.072998046873-159.467529296875-3.33399072581051-2.95272026054045-3.26963703144156-2.75290962251165-3.34174056473603-2.66492170712263-3.55030132569573-2.68875651436974-191.581298828125-141.764892578123-3.60883456861029-2.60882090351697-3.52506964310396-2.41637179544705-3.58811975111985-2.32171602358721-3.79798489265522-2.32485358794656-205.992431640625-122.965087890625-2.21726042105092-1.30176061077509-3.30386293747506-1.86596690149781-3.20828637794602-1.72285199986254-3.24653007855704-1.64965540200865-3.41859403930812-1.64637710793068-219.306396484375-103.068115234377-4.04184956451718-1.84507712904997-3.92209341163289-1.67343389343296-3.96514029637456-1.56871289767332-4.17099021874401-1.53091414177106-231.523193359375-82.073974609375-4.18951527182981-1.43320631378992-4.05379637100486-1.27507864584368-4.08611468212621-1.16737199519775-4.28647020519293-1.11008636185579-242.642822265625-59.982666015625-4.28412664905773-1.00921529463449-4.13432150701829-0.866641576056281-4.15568492572857-0.757604608501424-4.34821690518584-0.682104391973553-252.665283203125-36.794189453125-4.32138640076118-0.581309066335962-4.15981271546752-0.456165585446797-4.17028619051598-0.347623299421684-4.35280682590746-0.255682208260623-261.590576171875-12.508544921875-8.43011442564875-0.201437411502411-8.43011442564875 0.201437411502411-261.590576171875 12.508544921875-4.35280682590746 0.255682208260623-4.17028619051598 0.347623299421684-4.15981271546752 0.456165585446797-4.32138640076118 0.581309066335962-252.665283203125 36.794189453125-4.34821690518584 0.682104391973553-4.15568492572857 0.757604608501424-4.13432150701829 0.866641576056281-4.28412664905773 1.00921529463449-242.642822265625 59.982666015625-4.28647020519293 1.11008636185579-4.08611468212621 1.16737199519775-4.05379637100486 1.27507864584368-4.18951527182981 1.43320631378992-231.523193359375 82.073974609375-4.17099021874401 1.53091414177106-3.96514029637456 1.56871289767332-3.92209341163289 1.67343389343296-4.04184956451718 1.84507712904997-219.306396484375 103.068115234377-3.41859403930812 1.64637710793068-3.24653007855704 1.64965540200865-3.20828637794602 1.72285199986254-3.30386293747506 1.86596690149781-2.21726042105092 1.30176061077509-205.992431640625 122.965087890625-3.79798489265522 2.32485358794656-3.58811975111985 2.32171602358721-3.52506964310396 2.41637179544705-3.60883456861029 2.60882090351697-191.581298828125 141.764892578123-3.55030132569573 2.68875651436974-3.34174056473603 2.66492170712081-3.26963703144156 2.75290962250983-3.33399072581051 2.95272026054226-176.072998046875 159.467529296875-3.26745988441144 3.02614596511194-3.06227297074474 2.98183499764491-2.98183499764491 3.06227297074474-3.02614596511103 3.26745988441144-89.1875606102294 98.4747255718485-98.4747255718585 89.1875606102385-3.26745988441144 3.02614596511194-3.06227297074474 2.98183499764491-2.98183499764491 3.06227297074474-3.02614596511103 3.26745988441144-159.467529296875 176.072998046875-2.95272026054135 3.33399072581051-2.75290962250983 3.26963703144065-2.66492170712081 3.34174056473421-2.68875651436974 3.55030132569664-141.764892578125 191.581298828125-2.60882090351743 3.6088345686112-2.41637179544614 3.52506964310487-2.32171602358949 3.58811975111712-2.32485358794611 3.79798489265704-122.965087890625 205.992431640625-1.301760610776 2.21726042105183-1.86596690149781 3.30386293747506-1.72285199986391 3.20828637794693-1.64965540200819 3.24653007855704-1.64637710793022 3.41859403930903-103.068115234375 219.306396484375-1.84507712905042 4.04184956451718-1.6734338934325 3.92209341163289-1.56871289767196 3.96514029637365-1.53091414177061 4.1709902187431-82.073974609375 231.523193359375-1.43320631379038 4.18951527182981-1.27507864584368 4.05379637100668-1.16737199519866 4.08611468212621-1.11008636185488 4.28647020519202-59.982666015625 242.642822265625-1.00921529463312 4.28412664905773-0.866641576056736 4.13432150701919-0.757604608502788 4.15568492572675-0.682104391972644 4.34821690518584-36.794189453125 252.665283203125-0.581309066335507 4.32138640076118-0.456165585447707 4.15981271546843-0.347623299422594 4.17028619051598-0.255682208259714 4.35280682590746-12.508544921875 261.590576171875-0.201437411502411 8.43011442564784 0.201437411502411 8.43011442564784 12.508544921875 261.590576171875 0.255682208259714 4.35280682590746 0.347623299422594 4.17028619051598 0.456165585447707 4.15981271546843 0.581309066335507 4.32138640076118 36.794189453125 252.665283203125 0.682104391972644 4.34821690518584 0.757604608502788 4.15568492572675 0.866641576056736 4.13432150701919 1.00921529463312 4.28412664905773 59.982666015625 242.642822265625 1.11008636185488 4.28647020519202 1.16737199519866 4.08611468212621 1.27507864584368 4.05379637100668 1.43320631379038 4.18951527182981 82.073974609375 231.523193359375 1.53091414177061 4.1709902187431 1.56871289767196 3.96514029637365 1.6734338934325 3.92209341163289 1.84507712905042 4.04184956451718 103.068115234375 219.306396484375 1.64637710793022 3.41859403930903 1.64965540200819 3.24653007855704 1.72285199986391 3.20828637794693 1.86596690149781 3.30386293747506 1.301760610776 2.21726042105001 122.965087890625 205.992431640627 2.32485358794611 3.79798489265704 2.32171602358994 3.58811975111894 2.41637179544659 3.52506964310487 2.60882090351697 3.6088345686112 141.764892578125 191.581298828123 2.68875651436974 3.55030132569664 2.66492170712081 3.34174056473421 2.75290962250983 3.26963703144065 2.95272026054135 3.33399072581051 159.467529296875 176.072998046875 3.02614596511103 3.26745988441144 2.98183499764491 3.06227297074474 3.06227297074474 2.98183499764491 3.26745988441144 3.02614596511194 176.072998046875 159.467529296875 3.33399072581051 2.95272026054045 3.26963703144156 2.75290962251165 3.34174056473512 2.66492170712081 3.55030132569573 2.68875651436792 191.581298828125 141.764892578125 3.60883456861029 2.60882090351697 3.52506964310487 2.41637179544705 3.58811975111985 2.32171602358903 3.79798489265522 2.32485358794656 205.992431640625 122.965087890625 2.21726042105092 1.30176061077509 3.30386293747506 1.86596690149781 3.20828637794693 1.72285199986436 3.24653007855795 1.64965540200865 3.41859403930721 1.64637710793068 219.306396484375 103.068115234375 4.04184956451627 1.84507712904997 3.92209341163289 1.67343389343296 3.96514029637456 1.5687128976715 4.17099021874401 1.53091414177106 231.523193359375 82.073974609375 4.18951527182981 1.43320631378992 4.05379637100486 1.27507864584368 4.08611468212621 1.16737199519775 4.28647020519293 1.11008636185579 242.642822265625 59.982666015625 4.28412664905773 1.00921529463449 4.13432150701829 0.866641576056281 4.15568492572857 0.757604608501424 4.34821690518584 0.682104391973553 252.665283203125 36.794189453125 4.32138640076118 0.581309066335962 4.15981271546752 0.456165585446797 4.17028619051598 0.347623299421684 4.35280682590746 0.255682208260623 261.590576171875 12.508544921875 8.43011442564875 0.201437411502411 8.43011442564875-0.201437411502411 261.590576171875-12.508544921875 4.35280682590746-0.255682208260623 4.17028619051598-0.347623299421684 4.15981271546752-0.456165585446797 4.32138640076118-0.581309066335962 252.665283203125-36.794189453125 4.34821690518584-0.682104391973553 4.15568492572857-0.757604608501424 4.13432150701829-0.866641576056281 4.28412664905773-1.00921529463449 242.642822265625-59.982666015625 4.28647020519293-1.11008636185579 4.08611468212621-1.16737199519775 4.05379637100486-1.27507864584368 4.18951527182981-1.43320631378992 231.523193359375-82.073974609375 4.17099021874401-1.53091414177106 3.96514029637456-1.5687128976715 3.92209341163289-1.67343389343296 4.04184956451627-1.84507712904997 219.306396484375-103.068115234375 3.41859403930721-1.64637710793068 3.24653007855795-1.64965540200865 3.20828637794693-1.72285199986436 3.30386293747506-1.86596690149781 2.21726042105092-1.30176061077509 205.992431640625-122.965087890625 3.79798489265522-2.32485358794656 3.58811975111985-2.32171602358903 3.52506964310487-2.41637179544705 3.60883456861029-2.60882090351697 191.581298828125-141.764892578125 3.55030132569573-2.68875651436792 3.34174056473512-2.66492170712263 3.26963703144156-2.75290962251165 3.33399072581051-2.95272026054045 176.072998046874-159.467529296875 3.26745988441235-3.02614596511376 3.06227297074292-2.98183499764309 2.98183499764491-3.06227297074292zM7693.29324102678-13504.1582791775l163.124674352908 147.740363797806 147.740363797824 163.124674352928 131.374050708838 177.539098781039 114.014490188431 190.998294549032 95.6489513233973 203.52003909787 76.2607046787689 215.124489329266 55.8269664564505 225.832121166352 34.3178999826814 235.660631391465 11.6969899115484 244.618566711746-11.6969899115484 244.618566711746-34.3178999826814 235.660631391465-55.8269664564505 225.832121166353-76.2607046787689 215.124489329264-95.648951323401 203.520039097879-114.014490188422 190.998294549017-131.374050708843 177.539098781044-52.6892350657636 58.1758030849942-58.175803084976 52.6892350657472-177.53909878104 131.374050708837-190.998294549026 114.014490188429-203.520039097881 95.6489513234028-215.12448932926 76.2607046787671-225.832121166357 55.8269664564523-235.660631391462 34.3178999826796-244.618566711747 11.6969899115484-244.618566711747-11.6969899115484-235.660631391462-34.3178999826796-225.832121166357-55.8269664564523-215.12448932926-76.2607046787671-203.520039097881-95.6489513234028-190.998294549026-114.014490188429-177.539098781029-131.37405070883-163.124674352936-147.740363797831-147.740363797814-163.124674352917-131.374050708843-177.539098781044-114.014490188422-190.998294549017-95.6489513234019-203.520039097879-76.2607046787689-215.124489329266-55.8269664564505-225.832121166353-34.3178999826805-235.660631391458-11.6969899115488-244.618566711752 11.6969899115488-244.618566711752 34.3178999826805-235.660631391458 55.8269664564505-225.832121166353 76.2607046787689-215.124489329266 95.6489513233982-203.52003909787 114.014490188431-190.998294549032 131.374050708839-177.539098781039 52.6892350657508-58.1758030849815 58.1758030849915-52.6892350657599 177.539098781044-131.374050708841 190.998294549029-114.014490188431 203.520039097857-95.6489513233937 215.124489329271-76.2607046787707 225.832121166357-55.8269664564523 235.660631391462-34.3178999826796 244.618566711747-11.6969899115484 244.618566711747 11.6969899115484 235.660631391462 34.3178999826796 225.832121166357 55.8269664564523 215.124489329271 76.2607046787707 203.520039097857 95.6489513233937 190.99829454903 114.014490188431z"/>
          <dr3d:extrude draw:style-name="gr4" draw:layer="layout" svg:viewBox="5391.59375 -11536 645.78125 839.5" svg:d="M5391.59375-11536h317.25l33.8290061950684 0.904193878173828 32.7971839904785 2.7302360534668 31.6065864562988 4.58275985717773 30.2572135925293 6.46176528930664 28.7490653991699 8.36725234985352 27.0821418762207 10.2992210388184 25.2564430236816 12.2576713562012 23.2719688415527 14.242603302002 21.128719329834 16.2540168762207 18.8266944885254 18.2919120788574 16.365894317627 20.3562889099121 13.7463188171387 22.4471473693848 10.9679679870605 24.5644874572754 8.03084182739258 26.708309173584 4.93494033813477 28.8786125183105 1.68026351928711 31.0753974914551-0.743282318115234 20.3947525024414-2.18686294555664 19.2681503295898-3.56596755981445 18.1531295776367-4.88059616088867 17.049690246582-6.1307487487793 15.9578323364258-7.31642532348633 14.877555847168-8.43762588500977 13.8088607788086-9.49435043334961 12.7517471313477-10.4865989685059 11.7062149047852-11.4143714904785 10.6722640991211-12.2776679992676 9.64989471435547-13.076488494873 8.63910675048828-13.8108329772949 7.63990020751953-14.4807014465332 6.65227508544922-15.0860939025879 5.67623138427734-15.627010345459 4.71176910400391v4.515625l12.392017364502 5.4952507019043 11.7602348327637 6.69868850708008 11.1053123474121 7.81137466430664 10.4272499084473 8.83330917358398 9.72604751586914 9.76449203491211 9.00170516967773 10.604923248291 8.25422286987305 11.3546028137207 7.48360061645508 12.0135307312012 6.68983840942383 12.5817070007324 5.8729362487793 13.0591316223145 5.03289413452148 13.4458045959473 4.16971206665039 13.7417259216309 3.28339004516602 13.9468955993652 2.37392807006836 14.0613136291504 1.44132614135742 14.0849800109863 0.485584259033203 14.017894744873-1.60190200805664 28.895076751709-4.70428085327148 26.3011817932129-7.65452194213867 23.8079719543457-10.4526252746582 21.4154472351074-13.0985908508301 19.123607635498-15.5924186706543 16.9324531555176-17.9341087341309 14.841983795166-20.1236610412598 12.8521995544434-22.161075592041 10.9631004333496-24.0463523864746 9.17468643188477-25.7794914245605 7.48695755004883-27.3604927062988 5.8999137878418-28.7893562316894 4.41355514526367-30.0660820007324 3.02788162231445-63.3537902832031 2.30148315429687h-293.546875zM5593.6875-11029.015625v179.015625h83.546875l29.6462707519531-1.18069458007813 13.2562675476074-1.49814987182617 12.2227058410645-2.1231575012207 11.1974067687988-2.76301956176758 10.1803703308105-3.4177360534668 9.17159652709961-4.08730697631836 8.17108535766602-4.77173233032227 7.17883682250977-5.47101211547852 6.19485092163086-6.18514633178711 5.2191276550293-6.91413497924805 4.25166702270508-7.65797805786133 3.2924690246582-8.41667556762695 2.34153366088867-9.19022750854492 1.39886093139648-9.97863388061523 0.464450836181641-10.7818946838379-0.452091217041016-10.5249900817871-1.36507797241211-10.0252723693848-2.2912712097168-9.50081253051758-3.23067092895508-8.95161056518555-4.18327713012695-8.37766647338867-5.14908981323242-7.77898025512695-6.12810897827148-7.15555191040039-7.12033462524414-6.50738143920898-8.12576675415039-5.83446884155273-9.14440536499023-5.13681411743164-10.1762504577637-4.4144172668457-11.2213020324707-3.66727828979492-12.2795600891113-2.8953971862793-13.3510246276855-2.09877395629883-14.4356956481934-1.27740859985352-15.5335731506348-0.431301116943359zM5593.6875-11381.375v203.375h100.484375l34.505859375-1.30014038085938 15.5107727050781-1.65741348266602 14.3515319824219-2.35763168334961 13.1939392089844-3.07934188842773 12.0379943847656-3.82254409790039 10.8836975097656-4.58723831176758 9.73104858398438-5.3734245300293 8.58004760742188-6.18110275268555 7.43069458007813-7.01027297973633 6.28298950195313-7.86093521118164 5.13693237304688-8.73308944702148 3.99252319335937-9.62673568725586 2.84976196289062-10.5418739318848 1.70864868164063-11.4785041809082 0.569183349609375-12.4366264343262-0.58154296875-13.1220779418945-1.742431640625-12.2512741088867-2.9000244140625-11.3838119506836-4.0543212890625-10.5196914672852-5.205322265625-9.65891265869141-6.35302734375-8.80147552490234-7.4974365234375-7.94738006591797-8.6385498046875-7.09662628173828-9.7763671875-6.24921417236328-10.910888671875-5.40514373779297-12.0421142578125-4.56441497802734-13.1700439453125-3.72702789306641-14.294677734375-2.89298248291016-15.416015625-2.06227874755859-16.5340576171875-1.23491668701172-17.6488037109375-0.410896301269531z"/>
          <dr3d:extrude draw:style-name="gr4" draw:layer="layout" svg:viewBox="6156.015625 -11552 583.6875 658" svg:d="M6355.84375-11552l16.1862640380859 0.471668243408203 15.5562896728516 1.39738082885742 14.9577178955078 2.29665756225586 14.3905487060547 3.16949844360352 13.8547821044922 4.01590347290039 13.3504180908203 4.83587265014648 12.8774566650391 5.6294059753418 12.4358978271484 6.39650344848633 12.0257415771484 7.13716506958008 11.6469879150391 7.85139083862305 22.2833251953125 17.7397155761719 21.1451416015625 20.2793884277344 20.2581787109375 22.6075744628906h4.515625l14.671875-88.03125h163.703125v642.203125h-200.953125v-420.984375l-12.4821472167969-16.4238891601563-12.2168273925781-13.8051147460938-6.09171676635742-5.96183013916016-6.1247444152832-5.35671234130859-6.19089126586914-4.76811981201172-6.29015731811523-4.19605255126953-6.42254257202148-3.64051055908203-6.58804702758789-3.10149383544922-6.78667068481445-2.57900238037109-7.01841354370117-2.07303619384766-7.28327560424805-1.58359527587891-7.58125686645508-1.11067962646484-7.91235733032227-0.654289245605469-8.27657699584961-0.214424133300781-9.20791244506836 0.300601959228516-8.57818984985352 0.940395355224609-7.95338821411133 1.6380729675293-7.3335075378418 2.39363479614258-6.71854782104492 3.20708084106445-6.1085090637207 4.07841110229492-5.50339126586914 5.00762557983398-4.90319442749023 5.99472427368164-4.30791854858398 7.03970718383789-3.71756362915039 8.14257431030273-3.13212966918945 9.30332565307617-2.55161666870117 10.5219612121582-1.97602462768555 11.7984809875488-1.40535354614258 13.132884979248-1.11837768554688 30.5005187988281v372.453125h-200.953125v-397.28125l0.706077575683594-29.3389549255371 2.13809967041016-27.8775672912598 3.59992218017578-26.3566474914551 5.09154510498047-24.776195526123 6.61296844482422-23.1362113952637 8.16419219970703-21.436695098877 9.74521636962891-19.6776466369629 11.3560409545898-17.8590660095215 12.9966659545898-15.9809532165527 14.6670913696289-14.0433082580566 16.367317199707-12.0461311340332 18.0973434448242-9.98942184448242 19.8571701049805-7.8731803894043 21.6467971801758-5.69740676879883 23.4662246704102-3.46210098266602z"/>
          <dr3d:extrude draw:style-name="gr4" draw:layer="layout" svg:viewBox="6838.3125 -11783 650.296875 889.5" svg:d="M6983.953125-11783l27.6163024902344 0.953060150146484 25.7726135253906 2.86136245727539 24.0429992675781 4.7729377746582 22.4274597167969 6.68778610229492 20.9259948730469 8.60590744018555 19.5386047363281 10.5273017883301 18.2652893066406 12.4519691467285 17.1060485839844 14.3799095153809 16.0608825683594 16.3111228942871 15.1297912597656 18.2456092834473 14.3127746582031 20.1833686828613 13.6098327636719 22.1244010925293 25.567138671875 50.0849914550781 24.124267578125 57.8883972167969 220.15625 643.421875h-190.796875l-74.515625-266.40625-41.78125-181.75h-5.640625l-23.9921875 92.568359375-12.20556640625 44.907958984375-13.47412109375 44.273681640625-85.8125 266.40625h-202.078125l246.109375-623.125-9.03125-32.734375-2.95249557495117-8.30363464355469-3.3676643371582-7.95967102050781-3.80102920532227-7.58924865722656-4.25259017944336-7.19236755371094-4.72234725952148-6.76902770996094-5.21030044555664-6.31922912597656-5.71644973754883-5.84297180175781-6.24079513549805-5.34025573730469-6.7833366394043-4.81108093261719-7.34407424926758-4.25544738769531-7.92300796508789-3.67335510253906-8.52013778686523-3.06480407714844-9.13546371459961-2.42979431152344-9.76898574829102-1.76832580566406-10.4207038879395-1.08039855957031-11.0906181335449-0.366012573242187-5.59271240234375 0.246795654296875-5.71246337890625 0.669952392578125-5.73956298828125 0.987457275390625-5.67401123046875 1.19931030273438-20.1875 4.802734375-36.125-152.359375 10.1405029296875-2.8037109375 10.2335205078125-2.47265625 10.5250244140625-2.12841796875 11.0150146484375-1.77099609375 11.7034912109375-1.400390625 12.5904541015625-1.0166015625z"/>
          <dr3d:extrude draw:style-name="gr4" draw:layer="layout" svg:viewBox="5206.40625 -13228 590.46875 871.109375" svg:d="M5490.90625-12764l-10.4443092346191 0.389110565185547-10.129940032959 1.19154739379883-9.76597213745117 2.03030776977539-9.3524055480957 2.90539169311523-8.88924026489258 3.81679916381836-8.3764762878418 4.76453018188477-7.81411361694336 5.74858474731445-7.20215225219727 6.76896286010742-6.54059219360352 7.82566452026367-5.82943344116211 8.9186897277832-5.06867599487305 10.048038482666-4.25831985473633 11.2137107849121-3.39836502075195 12.4157066345215-2.48881149291992 13.6540260314941-1.52965927124023 14.9286689758301-0.520908355712891 16.2396354675293 0.52008056640625 17.4812698364258 1.52386474609375 16.1142501831055 2.47308349609375 14.7802352905273 3.36773681640625 13.4792251586914 4.20782470703125 12.2112197875977 4.99334716796875 10.9762191772461 5.72430419921875 9.77422332763672 6.40069580078125 8.60523223876953 7.02252197265625 7.46924591064453 7.58978271484375 6.36626434326172 8.10247802734375 5.29628753662109 8.56060791015625 4.25931549072266 8.96417236328125 3.25534820556641 9.31317138671875 2.28438568115234 9.60760498046875 1.34642791748047 9.84747314453125 0.441474914550781 9.74237060546875-0.476924896240234 9.71417236328125-1.48910903930664 9.63140869140625-2.58879470825195 9.49407958984375-3.77598190307617 9.30218505859375-5.0506706237793 9.05572509765625-6.41286087036133 8.75469970703125-7.86255264282227 8.39910888671875-9.39974594116211 7.98895263671875-11.0244407653809 7.52423095703125-12.7366371154785 7.00494384765625-14.5363349914551 6.43109130859375-16.4235343933105 5.80267333984375-18.3982353210449 5.11968994140625-20.4604377746582 7.97216796875-47.4574890136719-6.27930450439453-10.3618621826172-6.54595184326172-9.53742980957031-6.78774261474609-8.73451232910156-7.00467681884766-7.95310974121094-7.19675445556641-7.19322204589844-7.36397552490234-6.45484924316406-7.50634002685547-5.73799133300781-7.62384796142578-5.04264831542969-7.71649932861328-4.36882019042969-7.78429412841797-3.71650695800781-7.82723236083984-3.08570861816406-7.84531402587891-2.47642517089844-7.83853912353516-1.88865661621094-7.80690765380859-1.32240295410156-7.75041961669922-0.777664184570313zM5217.6875-13127.53125l21.2284851074219-19.5472717285156 23.9148254394531-18.5301208496094 26.6405334472656-17.0231628417969 29.4056091308594-15.0263977050781 15.752010345459-6.61134719848633 16.4580421447754-5.9284782409668 17.1689949035645-5.18438339233398 17.8848686218262-4.37906265258789 18.6056632995605-3.51251602172852 19.3313789367676-2.58474349975586 20.0620155334473-1.59574508666992 20.7975730895996-0.545520782470703 32.0081672668457 1.65840148925781 31.5254325866699 4.99723815917969 30.8243675231934 8.36912536621094 29.904972076416 11.7740631103516 28.7672462463379 15.2120513916016 27.411190032959 18.6830902099609 25.8368034362793 22.1871795654297 24.0440864562988 25.7243194580078 22.0330390930176 29.2945098876953 19.8036613464355 32.8977508544922 17.3559532165527 36.5340423583984 14.6899147033691 40.2033843994141 11.8055458068848 43.9057769775391 8.70284652709961 47.6412200927734 5.38181686401367 51.4097137451172 1.84245681762695 55.2112579345703-1.77590560913086 54.9858894348145-5.18109512329102 50.7674369812012-8.36635208129883 46.6415672302246-11.3316764831543 42.6082801818848-14.0770683288574 38.6675758361816-16.6025276184082 34.8194541931152-18.9080543518066 31.0639152526855-20.9936485290527 27.4009590148926-22.8593101501465 23.8305854797363-24.5050392150879 20.3527946472168-25.930835723877 16.967586517334-27.1366996765137 13.6749610900879-28.122631072998 10.4749183654785-28.8886299133301 7.36745834350586-29.4346961975098 4.35258102416992-29.7608299255371 1.4302864074707-27.8512649536133-1.23429107666016-27.144889831543-3.66982269287109-26.2880477905273-6.05577850341797-25.2807388305664-8.39215850830078-24.1229629516602-10.6789627075195-22.8147201538086-12.9161911010742-21.3560104370117-15.1038436889648-19.7468338012695-17.2419204711914-17.987190246582-19.3304214477539-16.0770797729492-21.3693466186523-14.0165023803711-23.3586959838867-11.8054580688477-25.298469543457-9.44394683837891-27.1886672973633-6.93196868896484-29.0292892456055-4.26952362060547-30.8203353881836-1.45661163330078-32.5618057250977 1.21365356445313-32.704475402832 3.57369995117187-30.4508590698242 5.83285522460938-28.2170639038086 7.99111938476563-26.0030899047852 10.0484924316406-23.8089370727539 12.0049743652344-21.6346054077148 13.8605651855469-19.480094909668 15.6152648925781-17.3454055786133 17.2690734863281-15.2305374145508 18.8219909667969-13.1354904174805 20.2740173339844-11.0602645874023 21.6251525878906-9.00485992431641 22.8753967285156-6.96927642822266 24.0247497558594-4.95351409912109 25.0732116699219-2.95757293701172 26.0207824707031-0.981452941894531 9.35417175292969 0.355403900146484 9.80561828613281 1.05960464477539 10.1793365478516 1.7538948059082 10.4753265380859 2.43827438354492 10.6935882568359 3.11274337768555 10.8341217041016 3.77730178833008 10.8969268798828 4.43194961547852 10.8820037841797 5.07668685913086 10.7893524169922 5.71151351928711 10.6189727783203 6.33642959594727 10.3708648681641 6.95143508911133 10.0450286865234 7.5565299987793 9.64146423339844 8.15171432495117 9.16017150878906 8.73698806762695 8.60115051269531 9.31235122680664 7.96440124511719 9.87780380249023-5.687744140625-63.3754272460938-4.7943115234375-27.5881423950195-6.0130615234375-24.9763717651367-7.170654296875-22.4555587768555-8.26708984375-20.0257034301758-9.3023681640625-17.6868057250977-10.2764892578125-15.4388656616211-11.189453125-13.2818832397461-12.041259765625-11.2158584594727-12.8319091796875-9.24079132080078-13.5614013671875-7.35668182373047-14.229736328125-5.56352996826172-14.8369140625-3.86133575439453-15.3829345703125-2.25009918212891-15.8677978515625-0.729820251464844-9.13565444946289 0.311897277832031-9.17541122436523 0.912528991699219-9.17545700073242 1.47841644287109-9.13579177856445 2.00955963134766-9.05641555786133 2.50595855712891-8.93732833862305 2.96761322021484-17.3585510253906 7.18121337890625-16.4056701660156 8.61090087890625-15.1351013183594 9.76263427734375-13.5468444824219 10.6364135742188-6.07854843139648 5.55901336669922-5.56235122680664 5.67322540283203z"/>
          <dr3d:extrude draw:style-name="gr4" draw:layer="layout" svg:viewBox="5896.40625 -13228 590.46875 871.109375" svg:d="M6180.90625-12764l-10.4443092346191 0.389110565185547-10.129940032959 1.19154739379883-9.76597213745117 2.03030776977539-9.3524055480957 2.90539169311523-8.88924026489258 3.81679916381836-8.3764762878418 4.76453018188477-7.81411361694336 5.74858474731445-7.20215225219727 6.76896286010742-6.54059219360352 7.82566452026367-5.82943344116211 8.9186897277832-5.06867599487305 10.048038482666-4.25831985473633 11.2137107849121-3.39836502075195 12.4157066345215-2.48881149291992 13.6540260314941-1.52965927124023 14.9286689758301-0.520908355712891 16.2396354675293 0.52008056640625 17.4812698364258 1.52386474609375 16.1142501831055 2.47308349609375 14.7802352905273 3.36773681640625 13.4792251586914 4.20782470703125 12.2112197875977 4.99334716796875 10.9762191772461 5.72430419921875 9.77422332763672 6.40069580078125 8.60523223876953 7.02252197265625 7.46924591064453 7.58978271484375 6.36626434326172 8.10247802734375 5.29628753662109 8.56060791015625 4.25931549072266 8.96417236328125 3.25534820556641 9.31317138671875 2.28438568115234 9.60760498046875 1.34642791748047 9.84747314453125 0.441474914550781 9.74237060546875-0.476924896240234 9.71417236328125-1.48910903930664 9.63140869140625-2.58879470825195 9.49407958984375-3.77598190307617 9.30218505859375-5.0506706237793 9.05572509765625-6.41286087036133 8.75469970703125-7.86255264282227 8.39910888671875-9.39974594116211 7.98895263671875-11.0244407653809 7.52423095703125-12.7366371154785 7.00494384765625-14.5363349914551 6.43109130859375-16.4235343933105 5.80267333984375-18.3982353210449 5.11968994140625-20.4604377746582 7.97216796875-47.4574890136719-6.27930450439453-10.3618621826172-6.54595184326172-9.53742980957031-6.78774261474609-8.73451232910156-7.00467681884766-7.95310974121094-7.19675445556641-7.19322204589844-7.36397552490234-6.45484924316406-7.50634002685547-5.73799133300781-7.62384796142578-5.04264831542969-7.71649932861328-4.36882019042969-7.78429412841797-3.71650695800781-7.82723236083984-3.08570861816406-7.84531402587891-2.47642517089844-7.83853912353516-1.88865661621094-7.80690765380859-1.32240295410156-7.75041961669922-0.777664184570313zM5907.6875-13127.53125l21.2284851074219-19.5472717285156 23.9148254394531-18.5301208496094 26.6405334472656-17.0231628417969 29.4056091308594-15.0263977050781 15.752010345459-6.61134719848633 16.4580421447754-5.9284782409668 17.1689949035645-5.18438339233398 17.8848686218262-4.37906265258789 18.6056632995605-3.51251602172852 19.3313789367676-2.58474349975586 20.0620155334473-1.59574508666992 20.7975730895996-0.545520782470703 32.0081672668457 1.65840148925781 31.5254325866699 4.99723815917969 30.8243675231934 8.36912536621094 29.904972076416 11.7740631103516 28.7672462463379 15.2120513916016 27.411190032959 18.6830902099609 25.8368034362793 22.1871795654297 24.0440864562988 25.7243194580078 22.0330390930176 29.2945098876953 19.8036613464355 32.8977508544922 17.3559532165527 36.5340423583984 14.6899147033691 40.2033843994141 11.8055458068848 43.9057769775391 8.70284652709961 47.6412200927734 5.38181686401367 51.4097137451172 1.84245681762695 55.2112579345703-1.77590560913086 54.9858894348145-5.18109512329102 50.7674369812012-8.36635208129883 46.6415672302246-11.3316764831543 42.6082801818848-14.0770683288574 38.6675758361816-16.6025276184082 34.8194541931152-18.9080543518066 31.0639152526855-20.9936485290527 27.4009590148926-22.8593101501465 23.8305854797363-24.5050392150879 20.3527946472168-25.930835723877 16.967586517334-27.1366996765137 13.6749610900879-28.122631072998 10.4749183654785-28.8886299133301 7.36745834350586-29.4346961975098 4.35258102416992-29.7608299255371 1.4302864074707-27.8512649536133-1.23429107666016-27.144889831543-3.66982269287109-26.2880477905273-6.05577850341797-25.2807388305664-8.39215850830078-24.1229629516602-10.6789627075195-22.8147201538086-12.9161911010742-21.3560104370117-15.1038436889648-19.7468338012695-17.2419204711914-17.987190246582-19.3304214477539-16.0770797729492-21.3693466186523-14.0165023803711-23.3586959838867-11.8054580688477-25.298469543457-9.44394683837891-27.1886672973633-6.93196868896484-29.0292892456055-4.26952362060547-30.8203353881836-1.45661163330078-32.5618057250977 1.21365356445313-32.704475402832 3.57369995117187-30.4508590698242 5.83285522460938-28.2170639038086 7.99111938476563-26.0030899047852 10.0484924316406-23.8089370727539 12.0049743652344-21.6346054077148 13.8605651855469-19.480094909668 15.6152648925781-17.3454055786133 17.2690734863281-15.2305374145508 18.8219909667969-13.1354904174805 20.2740173339844-11.0602645874023 21.6251525878906-9.00485992431641 22.8753967285156-6.96927642822266 24.0247497558594-4.95351409912109 25.0732116699219-2.95757293701172 26.0207824707031-0.981452941894531 9.35417175292969 0.355403900146484 9.80561828613281 1.05960464477539 10.1793365478516 1.7538948059082 10.4753265380859 2.43827438354492 10.6935882568359 3.11274337768555 10.8341217041016 3.77730178833008 10.8969268798828 4.43194961547852 10.8820037841797 5.07668685913086 10.7893524169922 5.71151351928711 10.6189727783203 6.33642959594727 10.3708648681641 6.95143508911133 10.0450286865234 7.5565299987793 9.64146423339844 8.15171432495117 9.16017150878906 8.73698806762695 8.60115051269531 9.31235122680664 7.96440124511719 9.87780380249023-5.687744140625-63.3754272460938-4.7943115234375-27.5881423950195-6.0130615234375-24.9763717651367-7.170654296875-22.4555587768555-8.26708984375-20.0257034301758-9.3023681640625-17.6868057250977-10.2764892578125-15.4388656616211-11.189453125-13.2818832397461-12.041259765625-11.2158584594727-12.8319091796875-9.24079132080078-13.5614013671875-7.35668182373047-14.229736328125-5.56352996826172-14.8369140625-3.86133575439453-15.3829345703125-2.25009918212891-15.8677978515625-0.729820251464844-9.13565444946289 0.311897277832031-9.17541122436523 0.912528991699219-9.17545700073242 1.47841644287109-9.13579177856445 2.00955963134766-9.05641555786133 2.50595855712891-8.93732833862305 2.96761322021484-17.3585510253906 7.18121337890625-16.4056701660156 8.61090087890625-15.1351013183594 9.76263427734375-13.5468444824219 10.6364135742188-6.07854843139648 5.55901336669922-5.56235122680664 5.67322540283203z"/>
          <dr3d:extrude draw:style-name="gr4" draw:layer="layout" svg:viewBox="6588.65625 -13228 530.640625 674" svg:d="M6908.171875-13228l25.9714965820312 0.980804443359375 26.8580932617188 3.05703735351562 27.3612670898437 5.30520629882813 27.4810180664062 7.72531127929688 27.2173461914062 10.3173522949219 26.5702514648437 13.0813293457031 12.9226455688477 7.63088607788086 12.6170883178711 8.38635635375977 12.2636032104492 9.1633186340332 11.862190246582 9.96177291870117-76.78125 132.078125-12.5338745117188-9.40133666992188-13.0242309570313-8.61892700195313-13.4746704101563-7.69131469726563-13.8851928710938-6.61849975585938-14.2557983398438-5.40048217773438-14.5864868164063-4.03726196289063-7.40477752685547-1.4620475769043-7.47248077392578-1.06679153442383-7.53519439697266-0.653385162353516-7.59291839599609-0.221828460693359-14.5581359863281 0.786952972412109-14.0024108886719 2.33215713500977-13.3937683105469 3.83430862426758-12.7322082519531 5.29340744018555-12.0177307128906 6.70945358276367-11.2503356933594 8.08244705200195-10.4300231933594 9.41238784790039-9.55679321289063 10.699275970459-8.63064575195313 11.9431114196777-7.65158081054688 13.1438941955566-6.61959838867188 14.3016242980957-5.53469848632813 15.4163017272949-4.39688110351563 16.4879264831543-3.20614624023437 17.5164985656738-1.96249389648438 18.5020179748535-0.665924072265625 19.4444847106934 0.642684936523438 19.6480140686035 1.90602111816406 18.6801414489746 3.13630676269531 17.6709098815918 4.33354187011719 16.6203193664551 5.49772644042969 15.5283699035645 6.62886047363281 14.3950614929199 7.72694396972656 13.2203941345215 8.79197692871094 12.0043678283691 9.82395935058594 10.7469825744629 10.8228912353516 9.44823837280273 11.7887725830078 8.10813522338867 12.7216033935547 6.7266731262207 13.6213836669922 5.30385208129883 14.4881134033203 3.83967208862305 15.3217926025391 2.33413314819336 16.1224212646484 0.787235260009766 10.4437255859375-0.485595703125 5.13117980957031-0.61688232421875 5.08622741699219-0.87506103515625 5.05290222167969-1.13983154296875 5.03120422363281-1.41119384765625 10.0438232421875-3.662841796875 10.0965576171875-4.827392578125 10.2423095703125-6.044677734375 10.4810791015625-7.314697265625 10.8128662109375-8.637451171875 93.703125 128.6875-18.796142578125 14.9494323730469-20.013427734375 13.4272766113281-21.283447265625 11.7599182128906-22.606201171875 9.94735717773438-23.981689453125 7.98959350585938-25.409912109375 5.88662719726563-26.890869140625 3.63845825195312-28.424560546875 1.24508666992188-33.3744239807129-1.44660568237305-32.6715049743652-4.30568313598633-31.7684745788574-7.11355972290039-30.6653327941895-9.87023544311523-29.3620796203613-12.5757102966309-27.858715057373-15.2299842834473-26.1552391052246-17.8330574035645-24.251651763916-20.3849296569824-22.1479530334473-22.8856010437012-19.8441429138184-25.3350715637207-17.3402214050293-27.733341217041-14.6361885070801-30.0804100036621-11.7320442199707-32.376277923584-8.62778854370117-34.6209449768066-5.32342147827148-36.8144111633301-1.81894302368164-38.9566764831543 1.60373306274414-38.7586479187012 4.71636581420898-36.6411018371582 7.68674850463867-34.4707069396973 10.5148811340332-32.2474632263184 13.2007637023926-29.9713706970215 15.7443962097168-27.6424293518066 18.1457786560059-25.2606391906738 20.4049110412598-22.826000213623 22.5217933654785-20.3385124206543 24.4964256286621-17.7981758117676 26.3288078308105-15.2049903869629 28.0189399719238-12.5589561462402 29.566822052002-9.86007308959961 30.9724540710449-7.10834121704102 32.2358360290527-4.30376052856445z"/>
          <dr3d:extrude draw:style-name="gr4" draw:layer="layout" svg:viewBox="7152.828125 -13228 459.5 827.5" svg:d="M7466.6875-13228l23.6697692871094 0.6019287109375 21.9491271972656 1.6734619140625 20.3081359863281 2.5465087890625 18.7467956542969 3.2210693359375 17.2651062011719 3.6971435546875 15.8630676269531 3.9747314453125 27.838623046875 7.98828125-31.609375 144.453125-12.987060546875-3.667724609375-14.678955078125-3.666259765625-7.70980834960938-1.56845092773438-7.81582641601563-1.25112915039063-7.81619262695313-0.828155517578125-7.71090698242188-0.299530029296875-8.72513580322266 0.334270477294922-8.37819671630859 1.01713943481445-8.00145721435547 1.72150039672852-7.59491729736328 2.44735336303711-7.15857696533203 3.19469833374023-6.69243621826172 3.96353530883789-6.19649505615234 4.75386428833008-5.67075347900391 5.5656852722168-5.11521148681641 6.39899826049805-4.52986907958984 7.25380325317383-3.91472625732422 8.13010025024414-3.26978302001953 9.02788925170898-2.59503936767578 9.94717025756836-1.89049530029297 10.8879432678223-1.15615081787109 11.8502082824707-0.392005920410156 12.8339653015137v244.90625h151.28125v156.890625h-151.28125v169.5h-167.09375l-22.578125-169.484375-98.21875-7.921875v-148.984375h86.921875v-247.171875l0.774837493896484-27.959888458252 2.35428237915039-26.6952934265137 3.9783821105957-25.3562889099121 5.64713668823242-23.9428749084473 7.36054611206055-22.4550514221191 9.11861038208008-20.8928184509277 10.921329498291-19.256175994873 12.7687034606934-17.5451240539551 14.6607322692871-15.7596626281738 16.5974159240723-13.8997917175293 18.5787544250488-11.9655113220215 20.6047477722168-9.95682144165039 22.6753959655762-7.87372207641602 24.790699005127-5.71621322631836 26.9506568908691-3.48429489135742z"/>
          <dr3d:extrude draw:style-name="gr5" draw:layer="layout" svg:viewBox="5191.59375 -11336 645.78125 839.5" svg:d="M5191.59375-11336h317.25l33.8290061950684 0.904193878173828 32.7971839904785 2.7302360534668 31.6065864562988 4.58275985717773 30.2572135925293 6.46176528930664 28.7490653991699 8.36725234985352 27.0821418762207 10.2992210388184 25.2564430236816 12.2576713562012 23.2719688415527 14.242603302002 21.128719329834 16.2540168762207 18.8266944885254 18.2919120788574 16.365894317627 20.3562889099121 13.7463188171387 22.4471473693848 10.9679679870605 24.5644874572754 8.03084182739258 26.708309173584 4.93494033813477 28.8786125183105 1.68026351928711 31.0753974914551-0.743282318115234 20.3947525024414-2.18686294555664 19.2681503295898-3.56596755981445 18.1531295776367-4.88059616088867 17.049690246582-6.1307487487793 15.9578323364258-7.31642532348633 14.877555847168-8.43762588500977 13.8088607788086-9.49435043334961 12.7517471313477-10.4865989685059 11.7062149047852-11.4143714904785 10.6722640991211-12.2776679992676 9.64989471435547-13.076488494873 8.63910675048828-13.8108329772949 7.63990020751953-14.4807014465332 6.65227508544922-15.0860939025879 5.67623138427734-15.627010345459 4.71176910400391v4.515625l12.392017364502 5.4952507019043 11.7602348327637 6.69868850708008 11.1053123474121 7.81137466430664 10.4272499084473 8.83330917358398 9.72604751586914 9.76449203491211 9.00170516967773 10.604923248291 8.25422286987305 11.3546028137207 7.48360061645508 12.0135307312012 6.68983840942383 12.5817070007324 5.8729362487793 13.0591316223145 5.03289413452148 13.4458045959473 4.16971206665039 13.7417259216309 3.28339004516602 13.9468955993652 2.37392807006836 14.0613136291504 1.44132614135742 14.0849800109863 0.485584259033203 14.017894744873-1.60190200805664 28.895076751709-4.70428085327148 26.3011817932129-7.65452194213867 23.8079719543457-10.4526252746582 21.4154472351074-13.0985908508301 19.123607635498-15.5924186706543 16.9324531555176-17.9341087341309 14.841983795166-20.1236610412598 12.8521995544434-22.161075592041 10.9631004333496-24.0463523864746 9.17468643188477-25.7794914245605 7.48695755004883-27.3604927062988 5.8999137878418-28.7893562316894 4.41355514526367-30.0660820007324 3.02788162231445-63.3537902832031 2.30148315429687h-293.546875zM5393.6875-10829.015625v179.015625h83.546875l29.6462707519531-1.18069458007813 13.2562675476074-1.49814987182617 12.2227058410645-2.1231575012207 11.1974067687988-2.76301956176758 10.1803703308105-3.4177360534668 9.17159652709961-4.08730697631836 8.17108535766602-4.77173233032227 7.17883682250977-5.47101211547852 6.19485092163086-6.18514633178711 5.2191276550293-6.91413497924805 4.25166702270508-7.65797805786133 3.2924690246582-8.41667556762695 2.34153366088867-9.19022750854492 1.39886093139648-9.97863388061523 0.464450836181641-10.7818946838379-0.452091217041016-10.5249900817871-1.36507797241211-10.0252723693848-2.2912712097168-9.50081253051758-3.23067092895508-8.95161056518555-4.18327713012695-8.37766647338867-5.14908981323242-7.77898025512695-6.12810897827148-7.15555191040039-7.12033462524414-6.50738143920898-8.12576675415039-5.83446884155273-9.14440536499023-5.13681411743164-10.1762504577637-4.4144172668457-11.2213020324707-3.66727828979492-12.2795600891113-2.8953971862793-13.3510246276855-2.09877395629883-14.4356956481934-1.27740859985352-15.5335731506348-0.431301116943359zM5393.6875-11181.375v203.375h100.484375l34.505859375-1.30014038085938 15.5107727050781-1.65741348266602 14.3515319824219-2.35763168334961 13.1939392089844-3.07934188842773 12.0379943847656-3.82254409790039 10.8836975097656-4.58723831176758 9.73104858398438-5.3734245300293 8.58004760742188-6.18110275268555 7.43069458007813-7.01027297973633 6.28298950195313-7.86093521118164 5.13693237304688-8.73308944702148 3.99252319335937-9.62673568725586 2.84976196289062-10.5418739318848 1.70864868164063-11.4785041809082 0.569183349609375-12.4366264343262-0.58154296875-13.1220779418945-1.742431640625-12.2512741088867-2.9000244140625-11.3838119506836-4.0543212890625-10.5196914672852-5.205322265625-9.65891265869141-6.35302734375-8.80147552490234-7.4974365234375-7.94738006591797-8.6385498046875-7.09662628173828-9.7763671875-6.24921417236328-10.910888671875-5.40514373779297-12.0421142578125-4.56441497802734-13.1700439453125-3.72702789306641-14.294677734375-2.89298248291016-15.416015625-2.06227874755859-16.5340576171875-1.23491668701172-17.6488037109375-0.410896301269531z"/>
          <dr3d:extrude draw:style-name="gr5" draw:layer="layout" svg:viewBox="5956.015625 -11352 583.6875 658" svg:d="M6155.84375-11352l16.1862640380859 0.471668243408203 15.5562896728516 1.39738082885742 14.9577178955078 2.29665756225586 14.3905487060547 3.16949844360352 13.8547821044922 4.01590347290039 13.3504180908203 4.83587265014648 12.8774566650391 5.6294059753418 12.4358978271484 6.39650344848633 12.0257415771484 7.13716506958008 11.6469879150391 7.85139083862305 22.2833251953125 17.7397155761719 21.1451416015625 20.2793884277344 20.2581787109375 22.6075744628906h4.515625l14.671875-88.03125h163.703125v642.203125h-200.953125v-420.984375l-12.4821472167969-16.4238891601563-12.2168273925781-13.8051147460938-6.09171676635742-5.96183013916016-6.1247444152832-5.35671234130859-6.19089126586914-4.76811981201172-6.29015731811523-4.19605255126953-6.42254257202148-3.64051055908203-6.58804702758789-3.10149383544922-6.78667068481445-2.57900238037109-7.01841354370117-2.07303619384766-7.28327560424805-1.58359527587891-7.58125686645508-1.11067962646484-7.91235733032227-0.654289245605469-8.27657699584961-0.214424133300781-9.20791244506836 0.300601959228516-8.57818984985352 0.940395355224609-7.95338821411133 1.6380729675293-7.3335075378418 2.39363479614258-6.71854782104492 3.20708084106445-6.1085090637207 4.07841110229492-5.50339126586914 5.00762557983398-4.90319442749023 5.99472427368164-4.30791854858398 7.03970718383789-3.71756362915039 8.14257431030273-3.13212966918945 9.30332565307617-2.55161666870117 10.5219612121582-1.97602462768555 11.7984809875488-1.40535354614258 13.132884979248-1.11837768554688 30.5005187988281v372.453125h-200.953125v-397.28125l0.706077575683594-29.3389549255371 2.13809967041016-27.8775672912598 3.59992218017578-26.3566474914551 5.09154510498047-24.776195526123 6.61296844482422-23.1362113952637 8.16419219970703-21.436695098877 9.74521636962891-19.6776466369629 11.3560409545898-17.8590660095215 12.9966659545898-15.9809532165527 14.6670913696289-14.0433082580566 16.367317199707-12.0461311340332 18.0973434448242-9.98942184448242 19.8571701049805-7.8731803894043 21.6467971801758-5.69740676879883 23.4662246704102-3.46210098266602z"/>
          <dr3d:extrude draw:style-name="gr5" draw:layer="layout" svg:viewBox="6638.3125 -11583 650.296875 889.5" svg:d="M6783.953125-11583l27.6163024902344 0.953060150146484 25.7726135253906 2.86136245727539 24.0429992675781 4.7729377746582 22.4274597167969 6.68778610229492 20.9259948730469 8.60590744018555 19.5386047363281 10.5273017883301 18.2652893066406 12.4519691467285 17.1060485839844 14.3799095153809 16.0608825683594 16.3111228942871 15.1297912597656 18.2456092834473 14.3127746582031 20.1833686828613 13.6098327636719 22.1244010925293 25.567138671875 50.0849914550781 24.124267578125 57.8883972167969 220.15625 643.421875h-190.796875l-74.515625-266.40625-41.78125-181.75h-5.640625l-23.9921875 92.568359375-12.20556640625 44.907958984375-13.47412109375 44.273681640625-85.8125 266.40625h-202.078125l246.109375-623.125-9.03125-32.734375-2.95249557495117-8.30363464355469-3.3676643371582-7.95967102050781-3.80102920532227-7.58924865722656-4.25259017944336-7.19236755371094-4.72234725952148-6.76902770996094-5.21030044555664-6.31922912597656-5.71644973754883-5.84297180175781-6.24079513549805-5.34025573730469-6.7833366394043-4.81108093261719-7.34407424926758-4.25544738769531-7.92300796508789-3.67335510253906-8.52013778686523-3.06480407714844-9.13546371459961-2.42979431152344-9.76898574829102-1.76832580566406-10.4207038879395-1.08039855957031-11.0906181335449-0.366012573242187-5.59271240234375 0.246795654296875-5.71246337890625 0.669952392578125-5.73956298828125 0.987457275390625-5.67401123046875 1.19931030273438-20.1875 4.802734375-36.125-152.359375 10.1405029296875-2.8037109375 10.2335205078125-2.47265625 10.5250244140625-2.12841796875 11.0150146484375-1.77099609375 11.7034912109375-1.400390625 12.5904541015625-1.0166015625z"/>
          <dr3d:extrude draw:style-name="gr5" draw:layer="layout" svg:viewBox="5006.40625 -13028 590.46875 871.109375" svg:d="M5290.90625-12564l-10.4443092346191 0.389110565185547-10.129940032959 1.19154739379883-9.76597213745117 2.03030776977539-9.3524055480957 2.90539169311523-8.88924026489258 3.81679916381836-8.3764762878418 4.76453018188477-7.81411361694336 5.74858474731445-7.20215225219727 6.76896286010742-6.54059219360352 7.82566452026367-5.82943344116211 8.9186897277832-5.06867599487305 10.048038482666-4.25831985473633 11.2137107849121-3.39836502075195 12.4157066345215-2.48881149291992 13.6540260314941-1.52965927124023 14.9286689758301-0.520908355712891 16.2396354675293 0.52008056640625 17.4812698364258 1.52386474609375 16.1142501831055 2.47308349609375 14.7802352905273 3.36773681640625 13.4792251586914 4.20782470703125 12.2112197875977 4.99334716796875 10.9762191772461 5.72430419921875 9.77422332763672 6.40069580078125 8.60523223876953 7.02252197265625 7.46924591064453 7.58978271484375 6.36626434326172 8.10247802734375 5.29628753662109 8.56060791015625 4.25931549072266 8.96417236328125 3.25534820556641 9.31317138671875 2.28438568115234 9.60760498046875 1.34642791748047 9.84747314453125 0.441474914550781 9.74237060546875-0.476924896240234 9.71417236328125-1.48910903930664 9.63140869140625-2.58879470825195 9.49407958984375-3.77598190307617 9.30218505859375-5.0506706237793 9.05572509765625-6.41286087036133 8.75469970703125-7.86255264282227 8.39910888671875-9.39974594116211 7.98895263671875-11.0244407653809 7.52423095703125-12.7366371154785 7.00494384765625-14.5363349914551 6.43109130859375-16.4235343933105 5.80267333984375-18.3982353210449 5.11968994140625-20.4604377746582 7.97216796875-47.4574890136719-6.27930450439453-10.3618621826172-6.54595184326172-9.53742980957031-6.78774261474609-8.73451232910156-7.00467681884766-7.95310974121094-7.19675445556641-7.19322204589844-7.36397552490234-6.45484924316406-7.50634002685547-5.73799133300781-7.62384796142578-5.04264831542969-7.71649932861328-4.36882019042969-7.78429412841797-3.71650695800781-7.82723236083984-3.08570861816406-7.84531402587891-2.47642517089844-7.83853912353516-1.88865661621094-7.80690765380859-1.32240295410156-7.75041961669922-0.777664184570313zM5017.6875-12927.53125l21.2284851074219-19.5472717285156 23.9148254394531-18.5301208496094 26.6405334472656-17.0231628417969 29.4056091308594-15.0263977050781 15.752010345459-6.61134719848633 16.4580421447754-5.9284782409668 17.1689949035645-5.18438339233398 17.8848686218262-4.37906265258789 18.6056632995605-3.51251602172852 19.3313789367676-2.58474349975586 20.0620155334473-1.59574508666992 20.7975730895996-0.545520782470703 32.0081672668457 1.65840148925781 31.5254325866699 4.99723815917969 30.8243675231934 8.36912536621094 29.904972076416 11.7740631103516 28.7672462463379 15.2120513916016 27.411190032959 18.6830902099609 25.8368034362793 22.1871795654297 24.0440864562988 25.7243194580078 22.0330390930176 29.2945098876953 19.8036613464355 32.8977508544922 17.3559532165527 36.5340423583984 14.6899147033691 40.2033843994141 11.8055458068848 43.9057769775391 8.70284652709961 47.6412200927734 5.38181686401367 51.4097137451172 1.84245681762695 55.2112579345703-1.77590560913086 54.9858894348145-5.18109512329102 50.7674369812012-8.36635208129883 46.6415672302246-11.3316764831543 42.6082801818848-14.0770683288574 38.6675758361816-16.6025276184082 34.8194541931152-18.9080543518066 31.0639152526855-20.9936485290527 27.4009590148926-22.8593101501465 23.8305854797363-24.5050392150879 20.3527946472168-25.930835723877 16.967586517334-27.1366996765137 13.6749610900879-28.122631072998 10.4749183654785-28.8886299133301 7.36745834350586-29.4346961975098 4.35258102416992-29.7608299255371 1.4302864074707-27.8512649536133-1.23429107666016-27.144889831543-3.66982269287109-26.2880477905273-6.05577850341797-25.2807388305664-8.39215850830078-24.1229629516602-10.6789627075195-22.8147201538086-12.9161911010742-21.3560104370117-15.1038436889648-19.7468338012695-17.2419204711914-17.987190246582-19.3304214477539-16.0770797729492-21.3693466186523-14.0165023803711-23.3586959838867-11.8054580688477-25.298469543457-9.44394683837891-27.1886672973633-6.93196868896484-29.0292892456055-4.26952362060547-30.8203353881836-1.45661163330078-32.5618057250977 1.21365356445313-32.704475402832 3.57369995117187-30.4508590698242 5.83285522460938-28.2170639038086 7.99111938476563-26.0030899047852 10.0484924316406-23.8089370727539 12.0049743652344-21.6346054077148 13.8605651855469-19.480094909668 15.6152648925781-17.3454055786133 17.2690734863281-15.2305374145508 18.8219909667969-13.1354904174805 20.2740173339844-11.0602645874023 21.6251525878906-9.00485992431641 22.8753967285156-6.96927642822266 24.0247497558594-4.95351409912109 25.0732116699219-2.95757293701172 26.0207824707031-0.981452941894531 9.35417175292969 0.355403900146484 9.80561828613281 1.05960464477539 10.1793365478516 1.7538948059082 10.4753265380859 2.43827438354492 10.6935882568359 3.11274337768555 10.8341217041016 3.77730178833008 10.8969268798828 4.43194961547852 10.8820037841797 5.07668685913086 10.7893524169922 5.71151351928711 10.6189727783203 6.33642959594727 10.3708648681641 6.95143508911133 10.0450286865234 7.5565299987793 9.64146423339844 8.15171432495117 9.16017150878906 8.73698806762695 8.60115051269531 9.31235122680664 7.96440124511719 9.87780380249023-5.687744140625-63.3754272460938-4.7943115234375-27.5881423950195-6.0130615234375-24.9763717651367-7.170654296875-22.4555587768555-8.26708984375-20.0257034301758-9.3023681640625-17.6868057250977-10.2764892578125-15.4388656616211-11.189453125-13.2818832397461-12.041259765625-11.2158584594727-12.8319091796875-9.24079132080078-13.5614013671875-7.35668182373047-14.229736328125-5.56352996826172-14.8369140625-3.86133575439453-15.3829345703125-2.25009918212891-15.8677978515625-0.729820251464844-9.13565444946289 0.311897277832031-9.17541122436523 0.912528991699219-9.17545700073242 1.47841644287109-9.13579177856445 2.00955963134766-9.05641555786133 2.50595855712891-8.93732833862305 2.96761322021484-17.3585510253906 7.18121337890625-16.4056701660156 8.61090087890625-15.1351013183594 9.76263427734375-13.5468444824219 10.6364135742188-6.07854843139648 5.55901336669922-5.56235122680664 5.67322540283203z"/>
          <dr3d:extrude draw:style-name="gr5" draw:layer="layout" svg:viewBox="5696.40625 -13028 590.46875 871.109375" svg:d="M5980.90625-12564l-10.4443092346191 0.389110565185547-10.129940032959 1.19154739379883-9.76597213745117 2.03030776977539-9.3524055480957 2.90539169311523-8.88924026489258 3.81679916381836-8.3764762878418 4.76453018188477-7.81411361694336 5.74858474731445-7.20215225219727 6.76896286010742-6.54059219360352 7.82566452026367-5.82943344116211 8.9186897277832-5.06867599487305 10.048038482666-4.25831985473633 11.2137107849121-3.39836502075195 12.4157066345215-2.48881149291992 13.6540260314941-1.52965927124023 14.9286689758301-0.520908355712891 16.2396354675293 0.52008056640625 17.4812698364258 1.52386474609375 16.1142501831055 2.47308349609375 14.7802352905273 3.36773681640625 13.4792251586914 4.20782470703125 12.2112197875977 4.99334716796875 10.9762191772461 5.72430419921875 9.77422332763672 6.40069580078125 8.60523223876953 7.02252197265625 7.46924591064453 7.58978271484375 6.36626434326172 8.10247802734375 5.29628753662109 8.56060791015625 4.25931549072266 8.96417236328125 3.25534820556641 9.31317138671875 2.28438568115234 9.60760498046875 1.34642791748047 9.84747314453125 0.441474914550781 9.74237060546875-0.476924896240234 9.71417236328125-1.48910903930664 9.63140869140625-2.58879470825195 9.49407958984375-3.77598190307617 9.30218505859375-5.0506706237793 9.05572509765625-6.41286087036133 8.75469970703125-7.86255264282227 8.39910888671875-9.39974594116211 7.98895263671875-11.0244407653809 7.52423095703125-12.7366371154785 7.00494384765625-14.5363349914551 6.43109130859375-16.4235343933105 5.80267333984375-18.3982353210449 5.11968994140625-20.4604377746582 7.97216796875-47.4574890136719-6.27930450439453-10.3618621826172-6.54595184326172-9.53742980957031-6.78774261474609-8.73451232910156-7.00467681884766-7.95310974121094-7.19675445556641-7.19322204589844-7.36397552490234-6.45484924316406-7.50634002685547-5.73799133300781-7.62384796142578-5.04264831542969-7.71649932861328-4.36882019042969-7.78429412841797-3.71650695800781-7.82723236083984-3.08570861816406-7.84531402587891-2.47642517089844-7.83853912353516-1.88865661621094-7.80690765380859-1.32240295410156-7.75041961669922-0.777664184570313zM5707.6875-12927.53125l21.2284851074219-19.5472717285156 23.9148254394531-18.5301208496094 26.6405334472656-17.0231628417969 29.4056091308594-15.0263977050781 15.752010345459-6.61134719848633 16.4580421447754-5.9284782409668 17.1689949035645-5.18438339233398 17.8848686218262-4.37906265258789 18.6056632995605-3.51251602172852 19.3313789367676-2.58474349975586 20.0620155334473-1.59574508666992 20.7975730895996-0.545520782470703 32.0081672668457 1.65840148925781 31.5254325866699 4.99723815917969 30.8243675231934 8.36912536621094 29.904972076416 11.7740631103516 28.7672462463379 15.2120513916016 27.411190032959 18.6830902099609 25.8368034362793 22.1871795654297 24.0440864562988 25.7243194580078 22.0330390930176 29.2945098876953 19.8036613464355 32.8977508544922 17.3559532165527 36.5340423583984 14.6899147033691 40.2033843994141 11.8055458068848 43.9057769775391 8.70284652709961 47.6412200927734 5.38181686401367 51.4097137451172 1.84245681762695 55.2112579345703-1.77590560913086 54.9858894348145-5.18109512329102 50.7674369812012-8.36635208129883 46.6415672302246-11.3316764831543 42.6082801818848-14.0770683288574 38.6675758361816-16.6025276184082 34.8194541931152-18.9080543518066 31.0639152526855-20.9936485290527 27.4009590148926-22.8593101501465 23.8305854797363-24.5050392150879 20.3527946472168-25.930835723877 16.967586517334-27.1366996765137 13.6749610900879-28.122631072998 10.4749183654785-28.8886299133301 7.36745834350586-29.4346961975098 4.35258102416992-29.7608299255371 1.4302864074707-27.8512649536133-1.23429107666016-27.144889831543-3.66982269287109-26.2880477905273-6.05577850341797-25.2807388305664-8.39215850830078-24.1229629516602-10.6789627075195-22.8147201538086-12.9161911010742-21.3560104370117-15.1038436889648-19.7468338012695-17.2419204711914-17.987190246582-19.3304214477539-16.0770797729492-21.3693466186523-14.0165023803711-23.3586959838867-11.8054580688477-25.298469543457-9.44394683837891-27.1886672973633-6.93196868896484-29.0292892456055-4.26952362060547-30.8203353881836-1.45661163330078-32.5618057250977 1.21365356445313-32.704475402832 3.57369995117187-30.4508590698242 5.83285522460938-28.2170639038086 7.99111938476563-26.0030899047852 10.0484924316406-23.8089370727539 12.0049743652344-21.6346054077148 13.8605651855469-19.480094909668 15.6152648925781-17.3454055786133 17.2690734863281-15.2305374145508 18.8219909667969-13.1354904174805 20.2740173339844-11.0602645874023 21.6251525878906-9.00485992431641 22.8753967285156-6.96927642822266 24.0247497558594-4.95351409912109 25.0732116699219-2.95757293701172 26.0207824707031-0.981452941894531 9.35417175292969 0.355403900146484 9.80561828613281 1.05960464477539 10.1793365478516 1.7538948059082 10.4753265380859 2.43827438354492 10.6935882568359 3.11274337768555 10.8341217041016 3.77730178833008 10.8969268798828 4.43194961547852 10.8820037841797 5.07668685913086 10.7893524169922 5.71151351928711 10.6189727783203 6.33642959594727 10.3708648681641 6.95143508911133 10.0450286865234 7.5565299987793 9.64146423339844 8.15171432495117 9.16017150878906 8.73698806762695 8.60115051269531 9.31235122680664 7.96440124511719 9.87780380249023-5.687744140625-63.3754272460938-4.7943115234375-27.5881423950195-6.0130615234375-24.9763717651367-7.170654296875-22.4555587768555-8.26708984375-20.0257034301758-9.3023681640625-17.6868057250977-10.2764892578125-15.4388656616211-11.189453125-13.2818832397461-12.041259765625-11.2158584594727-12.8319091796875-9.24079132080078-13.5614013671875-7.35668182373047-14.229736328125-5.56352996826172-14.8369140625-3.86133575439453-15.3829345703125-2.25009918212891-15.8677978515625-0.729820251464844-9.13565444946289 0.311897277832031-9.17541122436523 0.912528991699219-9.17545700073242 1.47841644287109-9.13579177856445 2.00955963134766-9.05641555786133 2.50595855712891-8.93732833862305 2.96761322021484-17.3585510253906 7.18121337890625-16.4056701660156 8.61090087890625-15.1351013183594 9.76263427734375-13.5468444824219 10.6364135742188-6.07854843139648 5.55901336669922-5.56235122680664 5.67322540283203z"/>
          <dr3d:extrude draw:style-name="gr5" draw:layer="layout" svg:viewBox="6388.65625 -13028 530.640625 674" svg:d="M6708.171875-13028l25.9714965820312 0.980804443359375 26.8580932617188 3.05703735351562 27.3612670898437 5.30520629882813 27.4810180664062 7.72531127929688 27.2173461914062 10.3173522949219 26.5702514648437 13.0813293457031 12.9226455688477 7.63088607788086 12.6170883178711 8.38635635375977 12.2636032104492 9.1633186340332 11.862190246582 9.96177291870117-76.78125 132.078125-12.5338745117188-9.40133666992188-13.0242309570313-8.61892700195313-13.4746704101563-7.69131469726563-13.8851928710938-6.61849975585938-14.2557983398438-5.40048217773438-14.5864868164063-4.03726196289063-7.40477752685547-1.4620475769043-7.47248077392578-1.06679153442383-7.53519439697266-0.653385162353516-7.59291839599609-0.221828460693359-14.5581359863281 0.786952972412109-14.0024108886719 2.33215713500977-13.3937683105469 3.83430862426758-12.7322082519531 5.29340744018555-12.0177307128906 6.70945358276367-11.2503356933594 8.08244705200195-10.4300231933594 9.41238784790039-9.55679321289063 10.699275970459-8.63064575195313 11.9431114196777-7.65158081054688 13.1438941955566-6.61959838867188 14.3016242980957-5.53469848632813 15.4163017272949-4.39688110351563 16.4879264831543-3.20614624023437 17.5164985656738-1.96249389648438 18.5020179748535-0.665924072265625 19.4444847106934 0.642684936523438 19.6480140686035 1.90602111816406 18.6801414489746 3.13630676269531 17.6709098815918 4.33354187011719 16.6203193664551 5.49772644042969 15.5283699035645 6.62886047363281 14.3950614929199 7.72694396972656 13.2203941345215 8.79197692871094 12.0043678283691 9.82395935058594 10.7469825744629 10.8228912353516 9.44823837280273 11.7887725830078 8.10813522338867 12.7216033935547 6.7266731262207 13.6213836669922 5.30385208129883 14.4881134033203 3.83967208862305 15.3217926025391 2.33413314819336 16.1224212646484 0.787235260009766 10.4437255859375-0.485595703125 5.13117980957031-0.61688232421875 5.08622741699219-0.87506103515625 5.05290222167969-1.13983154296875 5.03120422363281-1.41119384765625 10.0438232421875-3.662841796875 10.0965576171875-4.827392578125 10.2423095703125-6.044677734375 10.4810791015625-7.314697265625 10.8128662109375-8.637451171875 93.703125 128.6875-18.796142578125 14.9494323730469-20.013427734375 13.4272766113281-21.283447265625 11.7599182128906-22.606201171875 9.94735717773438-23.981689453125 7.98959350585938-25.409912109375 5.88662719726563-26.890869140625 3.63845825195312-28.424560546875 1.24508666992188-33.3744239807129-1.44660568237305-32.6715049743652-4.30568313598633-31.7684745788574-7.11355972290039-30.6653327941895-9.87023544311523-29.3620796203613-12.5757102966309-27.858715057373-15.2299842834473-26.1552391052246-17.8330574035645-24.251651763916-20.3849296569824-22.1479530334473-22.8856010437012-19.8441429138184-25.3350715637207-17.3402214050293-27.733341217041-14.6361885070801-30.0804100036621-11.7320442199707-32.376277923584-8.62778854370117-34.6209449768066-5.32342147827148-36.8144111633301-1.81894302368164-38.9566764831543 1.60373306274414-38.7586479187012 4.71636581420898-36.6411018371582 7.68674850463867-34.4707069396973 10.5148811340332-32.2474632263184 13.2007637023926-29.9713706970215 15.7443962097168-27.6424293518066 18.1457786560059-25.2606391906738 20.4049110412598-22.826000213623 22.5217933654785-20.3385124206543 24.4964256286621-17.7981758117676 26.3288078308105-15.2049903869629 28.0189399719238-12.5589561462402 29.566822052002-9.86007308959961 30.9724540710449-7.10834121704102 32.2358360290527-4.30376052856445z"/>
          <dr3d:extrude draw:style-name="gr5" draw:layer="layout" svg:viewBox="6952.828125 -13028 459.5 827.5" svg:d="M7266.6875-13028l23.6697692871094 0.6019287109375 21.9491271972656 1.6734619140625 20.3081359863281 2.5465087890625 18.7467956542969 3.2210693359375 17.2651062011719 3.6971435546875 15.8630676269531 3.9747314453125 27.838623046875 7.98828125-31.609375 144.453125-12.987060546875-3.667724609375-14.678955078125-3.666259765625-7.70980834960938-1.56845092773438-7.81582641601563-1.25112915039063-7.81619262695313-0.828155517578125-7.71090698242188-0.299530029296875-8.72513580322266 0.334270477294922-8.37819671630859 1.01713943481445-8.00145721435547 1.72150039672852-7.59491729736328 2.44735336303711-7.15857696533203 3.19469833374023-6.69243621826172 3.96353530883789-6.19649505615234 4.75386428833008-5.67075347900391 5.5656852722168-5.11521148681641 6.39899826049805-4.52986907958984 7.25380325317383-3.91472625732422 8.13010025024414-3.26978302001953 9.02788925170898-2.59503936767578 9.94717025756836-1.89049530029297 10.8879432678223-1.15615081787109 11.8502082824707-0.392005920410156 12.8339653015137v244.90625h151.28125v156.890625h-151.28125v169.5h-167.09375l-22.578125-169.484375-98.21875-7.921875v-148.984375h86.921875v-247.171875l0.774837493896484-27.959888458252 2.35428237915039-26.6952934265137 3.9783821105957-25.3562889099121 5.64713668823242-23.9428749084473 7.36054611206055-22.4550514221191 9.11861038208008-20.8928184509277 10.921329498291-19.256175994873 12.7687034606934-17.5451240539551 14.6607322692871-15.7596626281738 16.5974159240723-13.8997917175293 18.5787544250488-11.9655113220215 20.6047477722168-9.95682144165039 22.6753959655762-7.87372207641602 24.790699005127-5.71621322631836 26.9506568908691-3.48429489135742z"/>
        </dr3d:sce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Black" svg:font-family="'Noto Sans CJK SC Black'"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01T16:44:45.453401382</meta:creation-date>
    <dc:date>2016-09-02T08:00:53.172498085</dc:date>
    <meta:editing-duration>PT12M21S</meta:editing-duration>
    <meta:editing-cycles>3</meta:editing-cycles>
    <meta:generator>LibreOffice/5.1.4.2$Linux_X86_64 LibreOffice_project/10m0$Build-2</meta:generator>
    <meta:document-statistic meta:object-count="17"/>
  </office:meta>
</office:document-meta>
</file>